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tyle="italic" fo:font-weight="bold" style:font-style-asian="italic" style:font-weight-asian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ArenaF_Js</text:p>
      <text:p text:style-name="Standard"/>
      <text:p text:style-name="Standard">Долгая игра - песочница</text:p>
      <text:p text:style-name="Standard">---------------------------------------------------------------------------</text:p>
      <text:p text:style-name="P1"/>
      <text:p text:style-name="P1">CommandToFighter</text:p>
      <text:p text:style-name="P1">Модуль в который передаются команды от игрока и он передает команды бойцу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03-19T10:11:01.89</dc:date>
    <meta:editing-cycles>1036</meta:editing-cycles>
    <meta:editing-duration>P4DT1H6M47S</meta:editing-duration>
    <meta:generator>OpenOffice/4.1.5$Win32 OpenOffice.org_project/415m1$Build-9789</meta:generator>
    <meta:document-statistic meta:table-count="0" meta:image-count="0" meta:object-count="0" meta:page-count="1" meta:paragraph-count="5" meta:word-count="19" meta:character-count="197"/>
  </office:meta>
</office:document-meta>
</file>